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9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9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9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2];[.H44];[.H43];[.H65])" office:value-type="float" office:value="81180">
            <text:p>81180</text:p>
          </table:table-cell>
          <table:table-cell table:formula="of:=SUM([.K3];[.K2];[.K6];[.K22])" office:value-type="float" office:value="58800">
            <text:p>58800</text:p>
          </table:table-cell>
          <table:table-cell/>
          <table:table-cell office:value-type="string">
            <text:p>gena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9">
          <table:table-cell table:style-name="ce44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400)</text:p>
          </table:table-cell>
          <table:table-cell office:value-type="float" office:value="10000">
            <text:p>10000</text:p>
          </table:table-cell>
          <table:table-cell table:number-columns-repeated="4"/>
          <table:table-cell office:value-type="float" office:value="6400">
            <text:p>64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 table:number-columns-repeated="5"/>
          <table:table-cell table:formula="of:=SUM([.P2:.P3])" office:value-type="float" office:value="10213.3810629515">
            <text:p>10213.3810629515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8" office:value-type="float" office:value="3400">
            <text:p>3400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office:value-type="string">
            <text:p>5000(31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office:value-type="string">
            <text:p>10000(35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4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7"/>
          <table:table-cell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9">
          <table:table-cell table:style-name="ce44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65:.F65])" office:value-type="float" office:value="2129.58333333333">
            <text:p>212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30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)" office:value-type="float" office:value="387.5">
            <text:p>387.5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780">
            <text:p>2978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table:number-columns-repeated="4"/>
          <table:table-cell table:style-name="ce2" table:formula="of:=SUM([.B67:.F67])" office:value-type="float" office:value="6500">
            <text:p>6500</text:p>
          </table:table-cell>
          <table:table-cell table:style-name="ce8" table:formula="of:=SUM([.B87:.F87])" office:value-type="float" office:value="433.333333333333">
            <text:p>433.33333333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4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7:.F87])" office:value-type="float" office:value="433.333333333333">
            <text:p>433.333333333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87:.F87])" office:value-type="float" office:value="433.333333333333">
            <text:p>433.33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30" table:formula="of:=SUM([.B87];[.C87])" office:value-type="float" office:value="433.333333333333">
            <text:p>433.3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5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87:.F87])" office:value-type="float" office:value="433.333333333333">
            <text:p>433.33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5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87];[.E87];[.F87])" office:value-type="float" office:value="433.333333333333">
            <text:p>433.333333333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87:.E87])" office:value-type="float" office:value="433.333333333333">
            <text:p>433.333333333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7:.F87])" office:value-type="float" office:value="433.333333333333">
            <text:p>433.33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ayane</text:p>
          </table:table-cell>
          <table:table-cell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87])" office:value-type="float" office:value="0">
            <text:p>0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87:.F87])" office:value-type="float" office:value="433.333333333333">
            <text:p>433.33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87:.E87])" office:value-type="float" office:value="0">
            <text:p>0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87];[.E87];[.F86])"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5">
          <table:table-cell table:number-columns-repeated="4"/>
          <table:table-cell table:number-columns-repeated="2" office:value-type="string">
            <text:p>+Stepan</text:p>
          </table:table-cell>
          <table:table-cell/>
          <table:table-cell table:formula="of:=SUM([.B87:.E87])" office:value-type="float" office:value="433.333333333333">
            <text:p>433.33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87:.E87])" office:value-type="float" office:value="433.333333333333">
            <text:p>433.333333333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7:.F87])" office:value-type="float" office:value="433.333333333333">
            <text:p>433.33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7:.F87])" office:value-type="float" office:value="433.333333333333">
            <text:p>433.333333333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87:.F87])" office:value-type="float" office:value="433.333333333333">
            <text:p>433.33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5">
          <table:table-cell table:number-columns-repeated="5"/>
          <table:table-cell/>
          <table:table-cell/>
          <table:table-cell table:formula="of:=SUM([.B87];[.E87];[.F87])" office:value-type="float" office:value="433.333333333333">
            <text:p>433.3333333333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67]/15" office:value-type="float" office:value="433.333333333333">
            <text:p>433.3333333333</text:p>
          </table:table-cell>
          <table:table-cell table:style-name="ce2" table:formula="of:=[.C67]/16" office:value-type="float" office:value="0">
            <text:p>0</text:p>
          </table:table-cell>
          <table:table-cell table:style-name="ce2" table:formula="of:=[.D67]/13" office:value-type="float" office:value="0">
            <text:p>0</text:p>
          </table:table-cell>
          <table:table-cell table:style-name="ce2" table:formula="of:=[.E67]/16" office:value-type="float" office:value="0">
            <text:p>0</text:p>
          </table:table-cell>
          <table:table-cell table:style-name="ce2" table:formula="of:=[.F67]/10" office:value-type="float" office:value="0">
            <text:p>0</text:p>
          </table:table-cell>
          <table:table-cell/>
          <table:table-cell table:style-name="ce2" table:formula="of:=SUM([.H67:.H86])" office:value-type="float" office:value="6500">
            <text:p>6500</text:p>
          </table:table-cell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11/23/2015</text:date>, <text:time>11:0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23T11:03:56</dc:date>
    <meta:editing-duration>P2DT13H28M31S</meta:editing-duration>
    <meta:editing-cycles>1228</meta:editing-cycles>
    <meta:generator>OpenOffice/4.1.1$Unix OpenOffice.org_project/411m6$Build-9775</meta:generator>
    <dc:creator>employee employee</dc:creator>
    <meta:document-statistic meta:table-count="9" meta:cell-count="2901" meta:object-count="0"/>
  </office:meta>
</office:document-meta>
</file>